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 style:list-style-name="WW8Num2">
      <style:text-properties style:font-name="Arial" fo:font-size="10pt" style:font-size-asian="10pt" style:font-size-complex="10pt"/>
    </style:style>
    <style:style style:name="P8" style:family="paragraph" style:parent-style-name="Standard" style:list-style-name="WW8Num4">
      <style:text-properties style:font-name="Arial" fo:font-size="10pt" style:font-size-asian="10pt" style:font-size-complex="10pt"/>
    </style:style>
    <style:style style:name="P9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0" style:family="paragraph" style:parent-style-name="Standard" style:list-style-name="WW8Num2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WW8Num3"/>
    <style:style style:name="P12" style:family="paragraph" style:parent-style-name="Standard" style:list-style-name="WW8Num1"/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Kevin Welsh</text:span><text:span text:style-name="T2"><text:line-break/>30 Centennial Ave NW</text:span></text:p>
      <text:p text:style-name="P2">Grand Rapids, MI 49504</text:p>
      <text:p text:style-name="P4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3">EDUCATION:</text:p>
      <text:p text:style-name="P1">Michigan Technological University<text:tab/><text:tab/></text:p>
      <text:p text:style-name="P1">Major: Software Engineering<text:tab/><text:tab/><text:tab/></text:p>
      <text:p text:style-name="P1">Minor: Psychology <text:tab/><text:tab/></text:p>
      <text:p text:style-name="P1">Graduation Date: December, 2012<text:tab/><text:tab/><text:tab/></text:p>
      <text:p text:style-name="P1">GPA: 2.8<text:tab/><text:tab/><text:tab/><text:tab/><text:tab/><text:tab/></text:p>
      <text:p text:style-name="P1"/>
      <text:section text:style-name="Sect1" text:name="Section1">
        <text:p text:style-name="P3">TECHNICAL EXPERIENCE:</text:p>
        <text:list xml:id="list955880918" text:style-name="WW8Num3">
          <text:list-item>
            <text:p text:style-name="P11"><text:span text:style-name="T3">Languages</text:span><text:span text:style-name="T2">: C, C++, Java, Java Android Development, SQL, C#, Ruby, Visual Basic, Assembly, LISP, and eager to learn others</text:span></text:p>
          </text:list-item>
          <text:list-item>
            <text:p text:style-name="P11"><text:span text:style-name="T4">Software</text:span><text:span text:style-name="T2">: Windows Office Suite, Git Version Control, Visual Studio 2010, Libre Office, Eclipse IDE, Anjuta IDE, Qt Toolkit, Gtk Toolkit, GNUPlot</text:span></text:p>
          </text:list-item>
          <text:list-item>
            <text:p text:style-name="P11"><text:span text:style-name="T4">Platforms</text:span><text:span text:style-name="T2">: Windows, Linux, Unix, Mac OS</text:span></text:p>
          </text:list-item>
          <text:list-item>
            <text:p text:style-name="P11"><text:span text:style-name="T4">Concepts</text:span><text:span text:style-name="T2">: Software Testing, Object-Oriented Programming, Procedural Programming, Multi-Threading, Integrated Development Environments, Databases, Algorithms, Software Design, Interface Design</text:span></text:p>
          </text:list-item>
        </text:list>
        <text:p text:style-name="P1"/>
        <text:p text:style-name="P3">PROJECT EXPERIENCE:</text:p>
        <text:list xml:id="list1330132385" text:style-name="WW8Num2">
          <text:list-item>
            <text:p text:style-name="P10">Holy Spirit Grade School Networking</text:p>
            <text:p text:style-name="P7">Date: May 2010 - present<text:line-break/>Overseer: Daryl Nowicki (616-453-6369)<text:line-break/>Description: Installing Linux on old computers and networking them into the existing network. The computers were used for the students. Continued upkeep, upgrading, and tech support</text:p>
          </text:list-item>
          <text:list-item>
            <text:p text:style-name="P10">Final Semester Project for Human Computer Interactions course.</text:p>
            <text:p text:style-name="P7">Date: January 2010 - May 2010<text:line-break/>Project Name: "Phone2Phone"<text:line-break/>Description: An Android OS program that transfers files via Bluetooth. Focused on providing a coherent, clean graphical user interface.</text:p>
          </text:list-item>
          <text:list-item>
            <text:p text:style-name="P10">Final Semester Project for Databases course.</text:p>
            <text:p text:style-name="P7">Date: January 2010 - May 2010<text:line-break/>Project Name: "Where Am I?"<text:line-break/>Description: An Android OS program that contains a database of common locations and uses GPS to give directions.</text:p>
          </text:list-item>
          <text:list-item>
            <text:p text:style-name="P10">Project for Operating Systems course.</text:p>
            <text:p text:style-name="P7">Date: September 2011 - December 2011<text:line-break/>Project Name: "File System Analyzer"<text:line-break/>Description: A C program that traverses a file system, gathering data and making graphs.</text:p>
            <text:p text:style-name="P7"/>
          </text:list-item>
        </text:list>
        <text:p text:style-name="P3">PERSONAL PROJECTS:</text:p>
        <text:list xml:id="list1084424781" text:style-name="WW8Num4">
          <text:list-item>
            <text:p text:style-name="P8">Creating a program for the Android to log text messages and backup to the computer.</text:p>
          </text:list-item>
          <text:list-item>
            <text:p text:style-name="P8">Installing Linux on old computers.</text:p>
          </text:list-item>
          <text:list-item>
            <text:p text:style-name="P8">Creating an simple role-playing game for the Android Platform.</text:p>
          </text:list-item>
        </text:list>
        <text:p text:style-name="P1"/>
        <text:p text:style-name="P3">RELEVENT ELECTIVES:</text:p>
        <text:p text:style-name="P1">Computer Graphics (OpenGL), Operating Systems, Algorithms, Linear Algebra, Programming Languages, Databases</text:p>
        <text:p text:style-name="P1"/>
        <text:p text:style-name="P3">OTHER ACTIVITIES &amp; HOBBIES:</text:p>
        <text:list xml:id="list737156512" text:style-name="WW8Num1">
          <text:list-item>
            <text:p text:style-name="P9">Playing video games (Xbox 360, PS3, PC, Android)</text:p>
          </text:list-item>
          <text:list-item>
            <text:p text:style-name="P9">Trouble-shooting computers</text:p>
          </text:list-item>
          <text:list-item>
            <text:p text:style-name="P9">Hockey</text:p>
          </text:list-item>
          <text:list-item>
            <text:p text:style-name="P12"><text:span text:style-name="T2">Personal coding projects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7-23T20:37:13</dc:date>
    <meta:editing-cycles>57</meta:editing-cycles>
    <meta:editing-duration>PT1H12M42S</meta:editing-duration>
    <meta:generator>LibreOffice/3.4$Unix LibreOffice_project/340m1$Build-502</meta:generator>
    <dc:creator>Kevin Welsh</dc:creator>
    <meta:document-statistic meta:table-count="0" meta:image-count="0" meta:object-count="0" meta:page-count="1" meta:paragraph-count="34" meta:word-count="316" meta:character-count="2187" meta:non-whitespace-character-count="1906"/>
    <meta:user-defined meta:name="Info 1"/>
    <meta:user-defined meta:name="Info 2"/>
    <meta:user-defined meta:name="Info 3"/>
    <meta:user-defined meta:name="Info 4"/>
  </office:meta>
</office:document-meta>
</file>